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automatic-styles>
    <style:style style:name="dp1" style:family="drawing-page"/>
    <style:style style:name="gr1" style:family="graphic" style:parent-style-name="standard">
      <style:graphic-properties draw:fill="solid" draw:fill-color="#729fcf" loext:fill-use-slide-background="false" draw:opacity="100%" draw:opacity-name="Transparency_20_3" draw:textarea-horizontal-align="justify" draw:textarea-vertical-align="middle" draw:auto-grow-height="false" fo:min-height="10.863cm" fo:min-width="0.452cm" loext:decorative="false"/>
    </style:style>
    <style:style style:name="gr2" style:family="graphic" style:parent-style-name="standard">
      <style:graphic-properties draw:stroke="dash" draw:stroke-dash="Dot" svg:stroke-color="#000000" svg:stroke-linecap="butt" draw:fill="gradient" draw:fill-color="#ffffff" draw:fill-gradient-name="Pastel_20_Bouquet" draw:auto-grow-height="true" draw:auto-grow-width="false" fo:min-height="0.475cm" loext:decorative="false"/>
      <style:paragraph-properties style:writing-mode="lr-tb"/>
    </style:style>
    <style:style style:name="gr3" style:family="graphic" style:parent-style-name="objectwithoutfill">
      <style:graphic-properties draw:fill="none" draw:textarea-vertical-align="middle" loext:decorative="false"/>
    </style:style>
    <style:style style:name="gr4" style:family="graphic" style:parent-style-name="standard">
      <style:graphic-properties draw:stroke="dash" draw:stroke-dash="Dot" svg:stroke-color="#000000" draw:fill="gradient" draw:fill-color="#ffffff" draw:fill-gradient-name="Pastel_20_Bouquet" draw:auto-grow-height="true" draw:auto-grow-width="false" fo:min-height="0.475cm" loext:decorative="false"/>
      <style:paragraph-properties style:writing-mode="lr-tb"/>
    </style:style>
    <style:style style:name="gr5" style:family="graphic" style:parent-style-name="standard">
      <style:graphic-properties draw:fill="solid" draw:fill-color="#729fcf" loext:fill-use-slide-background="false" draw:opacity="100%" draw:opacity-name="Transparency_20_3" draw:textarea-horizontal-align="justify" draw:textarea-vertical-align="middle" draw:auto-grow-height="false" fo:min-height="2.29cm" fo:min-width="1.778cm" loext:decorative="false"/>
    </style:style>
    <style:style style:name="gr6" style:family="graphic" style:parent-style-name="standard">
      <style:graphic-properties draw:stroke="none" svg:stroke-color="#000000" draw:fill="none" draw:fill-color="#ffffff" draw:auto-grow-height="true" draw:auto-grow-width="false" fo:min-height="0.475cm" loext:decorative="false"/>
      <style:paragraph-properties style:writing-mode="lr-tb"/>
    </style:style>
    <style:style style:name="gr7" style:family="graphic" style:parent-style-name="objectwithoutfill">
      <style:graphic-properties draw:stroke="dash" draw:stroke-dash="Dash" svg:stroke-width="0.035cm" draw:marker-start-width="0.252cm" draw:marker-end="Arrowheads_20_1" draw:marker-end-width="0.252cm" svg:stroke-linecap="butt" draw:fill="none" draw:textarea-vertical-align="middle" fo:padding-top="0.142cm" fo:padding-bottom="0.142cm" fo:padding-left="0.267cm" fo:padding-right="0.267cm" loext:decorative="false"/>
    </style:style>
    <style:style style:name="gr8" style:family="graphic" style:parent-style-name="objectwithoutfill">
      <style:graphic-properties draw:stroke="dash" draw:stroke-dash="Dash" svg:stroke-width="0.035cm" draw:marker-start-width="0.252cm" draw:marker-end="Arrowheads_20_1" draw:marker-end-width="0.252cm" draw:fill="none" draw:textarea-vertical-align="middle" fo:padding-top="0.142cm" fo:padding-bottom="0.142cm" fo:padding-left="0.267cm" fo:padding-right="0.267cm" loext:decorative="false"/>
    </style:style>
    <style:style style:name="gr9" style:family="graphic" style:parent-style-name="standard">
      <style:graphic-properties svg:stroke-color="#b3cac7" draw:fill="solid" draw:fill-color="#81aca6" loext:fill-use-slide-background="false" draw:opacity="100%" draw:opacity-name="Transparency_20_3" draw:textarea-horizontal-align="justify" draw:textarea-vertical-align="middle" draw:auto-grow-height="false" fo:min-height="2.29cm" fo:min-width="1.778cm" loext:decorative="false"/>
    </style:style>
    <style:style style:name="gr10" style:family="graphic" style:parent-style-name="objectwithoutfill">
      <style:graphic-properties draw:stroke-dash="Dash_20_Dot_20_4" svg:stroke-width="0.028cm" draw:marker-start-width="0.242cm" draw:marker-end="Arrowheads_20_1" draw:marker-end-width="0.242cm" draw:fill="none" draw:textarea-vertical-align="middle" fo:padding-top="0.139cm" fo:padding-bottom="0.139cm" fo:padding-left="0.264cm" fo:padding-right="0.264cm" loext:decorative="false"/>
    </style:style>
    <style:style style:name="gr11" style:family="graphic" style:parent-style-name="standard">
      <style:graphic-properties svg:stroke-color="#b3cac7" draw:fill="solid" draw:fill-color="#069a2e" loext:fill-use-slide-background="false" draw:opacity="100%" draw:opacity-name="Transparency_20_3" draw:textarea-horizontal-align="justify" draw:textarea-vertical-align="middle" draw:auto-grow-height="false" fo:min-height="2.925cm" fo:min-width="1.778cm" loext:decorative="false"/>
    </style:style>
    <style:style style:name="gr12" style:family="graphic" style:parent-style-name="objectwithoutfill">
      <style:graphic-properties draw:marker-end="Arrowheads_20_1" draw:fill="none" draw:textarea-vertical-align="middle" loext:decorative="false"/>
    </style:style>
    <style:style style:name="gr13" style:family="graphic" style:parent-style-name="standard">
      <style:graphic-properties draw:fill="solid" draw:fill-color="#bbe33d" loext:fill-use-slide-background="false" draw:opacity="100%" draw:opacity-name="Transparency_20_3" draw:textarea-horizontal-align="justify" draw:textarea-vertical-align="middle" draw:auto-grow-height="false" fo:min-height="0.385cm" fo:min-width="1.473cm" loext:decorative="false"/>
      <style:paragraph-properties style:writing-mode="lr-tb"/>
    </style:style>
    <style:style style:name="gr14" style:family="graphic" style:parent-style-name="objectwithoutfill">
      <style:graphic-properties svg:stroke-width="0.053cm" svg:stroke-color="#000000" draw:marker-start-width="0.279cm" draw:marker-end="Arrowheads_20_1" draw:marker-end-width="0.279cm" draw:fill="none" draw:textarea-vertical-align="middle" fo:padding-top="0.151cm" fo:padding-bottom="0.151cm" fo:padding-left="0.276cm" fo:padding-right="0.276cm" loext:decorative="false"/>
    </style:style>
    <style:style style:name="gr15" style:family="graphic" style:parent-style-name="objectwithoutfill">
      <style:graphic-properties svg:stroke-width="0.053cm" svg:stroke-color="#ff4000" draw:marker-start-width="0.279cm" draw:marker-end="Arrowheads_20_1" draw:marker-end-width="0.279cm" draw:fill="none" draw:textarea-vertical-align="middle" fo:padding-top="0.151cm" fo:padding-bottom="0.151cm" fo:padding-left="0.276cm" fo:padding-right="0.276cm" loext:decorative="false"/>
    </style:style>
    <style:style style:name="gr16" style:family="graphic" style:parent-style-name="objectwithoutfill">
      <style:graphic-properties svg:stroke-width="0.053cm" svg:stroke-color="#ffd428" draw:marker-start-width="0.279cm" draw:marker-end="Arrowheads_20_1" draw:marker-end-width="0.279cm" draw:fill="none" draw:textarea-vertical-align="middle" fo:padding-top="0.151cm" fo:padding-bottom="0.151cm" fo:padding-left="0.276cm" fo:padding-right="0.276cm" loext:decorative="false"/>
    </style:style>
    <style:style style:name="gr17" style:family="graphic" style:parent-style-name="objectwithoutfill">
      <style:graphic-properties draw:stroke="dash" draw:stroke-dash="Dash" svg:stroke-width="0.053cm" draw:marker-start-width="0.279cm" draw:marker-end="Arrowheads_20_1" draw:marker-end-width="0.279cm" draw:fill="none" draw:textarea-vertical-align="middle" fo:padding-top="0.151cm" fo:padding-bottom="0.151cm" fo:padding-left="0.276cm" fo:padding-right="0.276cm" loext:decorative="false"/>
    </style:style>
    <style:style style:name="gr18" style:family="graphic" style:parent-style-name="objectwithoutfill">
      <style:graphic-properties draw:stroke="dash" draw:stroke-dash="Dash" svg:stroke-width="0.053cm" draw:marker-start-width="0.279cm" draw:marker-end-width="0.279cm" draw:fill="none" draw:textarea-vertical-align="middle" fo:padding-top="0.151cm" fo:padding-bottom="0.151cm" fo:padding-left="0.276cm" fo:padding-right="0.276cm" loext:decorative="false"/>
    </style:style>
    <style:style style:name="gr19" style:family="graphic" style:parent-style-name="objectwithoutfill">
      <style:graphic-properties draw:stroke="dash" draw:stroke-dash="Dash" svg:stroke-width="0.053cm" draw:marker-start-width="0.279cm" draw:marker-end="Arrowheads_20_1" draw:marker-end-width="0.279cm" svg:stroke-linecap="butt" draw:fill="none" draw:textarea-vertical-align="middle" fo:padding-top="0.151cm" fo:padding-bottom="0.151cm" fo:padding-left="0.276cm" fo:padding-right="0.276cm" loext:decorative="false"/>
    </style:style>
    <style:style style:name="gr20" style:family="graphic" style:parent-style-name="objectwithoutfill">
      <style:graphic-properties draw:stroke="dash" draw:stroke-dash="Dot" svg:stroke-width="0.053cm" draw:marker-start-width="0.279cm" draw:marker-end="Arrowheads_20_1" draw:marker-end-width="0.279cm" draw:fill="none" draw:textarea-vertical-align="middle" fo:padding-top="0.151cm" fo:padding-bottom="0.151cm" fo:padding-left="0.276cm" fo:padding-right="0.276cm" loext:decorative="false"/>
    </style:style>
    <style:style style:name="gr21" style:family="graphic" style:parent-style-name="objectwithoutfill">
      <style:graphic-properties draw:stroke="dash" draw:stroke-dash="Dot" svg:stroke-width="0.053cm" draw:marker-start-width="0.279cm" draw:marker-end="Arrowheads_20_1" draw:marker-end-width="0.279cm" svg:stroke-linecap="butt" draw:fill="none" draw:textarea-vertical-align="middle" fo:padding-top="0.151cm" fo:padding-bottom="0.151cm" fo:padding-left="0.276cm" fo:padding-right="0.276cm" loext:decorative="false"/>
    </style:style>
    <style:style style:name="gr22" style:family="graphic" style:parent-style-name="objectwithoutfill">
      <style:graphic-properties draw:stroke="dash" draw:stroke-dash="Dash_20__28_Rounded_29_" svg:stroke-width="0.053cm" svg:stroke-color="#ff4000" draw:marker-start-width="0.279cm" draw:marker-end="Arrowheads_20_1" draw:marker-end-width="0.279cm" svg:stroke-linecap="round" draw:fill="none" draw:textarea-vertical-align="middle" fo:padding-top="0.151cm" fo:padding-bottom="0.151cm" fo:padding-left="0.276cm" fo:padding-right="0.276cm" loext:decorative="false"/>
    </style:style>
    <style:style style:name="gr23" style:family="graphic" style:parent-style-name="objectwithoutfill">
      <style:graphic-properties draw:stroke="dash" draw:stroke-dash="Dash_20__28_Rounded_29_" svg:stroke-width="0.053cm" svg:stroke-color="#ff4000" draw:marker-start-width="0.279cm" draw:marker-end="Arrowheads_20_2" draw:marker-end-width="0.279cm" svg:stroke-linecap="round" draw:fill="none" draw:textarea-vertical-align="middle" fo:padding-top="0.151cm" fo:padding-bottom="0.151cm" fo:padding-left="0.276cm" fo:padding-right="0.276cm" loext:decorative="false"/>
    </style:style>
    <style:style style:name="P1" style:family="paragraph">
      <loext:graphic-properties draw:fill="solid" draw:fill-color="#729fcf" draw:opacity="100%" draw:opacity-name="Transparency_20_3"/>
      <style:paragraph-properties fo:text-align="center"/>
    </style:style>
    <style:style style:name="P2" style:family="paragraph">
      <loext:graphic-properties draw:fill="gradient" draw:fill-color="#ffffff" draw:fill-gradient-name="Pastel_20_Bouquet"/>
      <style:text-properties fo:font-size="12pt" style:font-size-asian="12pt" style:font-size-complex="12pt"/>
    </style:style>
    <style:style style:name="P3" style:family="paragraph">
      <loext:graphic-properties draw:fill="none"/>
      <style:paragraph-properties fo:text-align="center"/>
    </style:style>
    <style:style style:name="P4" style:family="paragraph">
      <style:paragraph-properties fo:margin-left="0cm" fo:margin-right="0cm" fo:text-indent="0cm"/>
      <style:text-properties style:font-name="Liberation Sans" fo:font-size="12pt" style:letter-kerning="true" style:font-name-asian="Source Han Sans CN" style:font-size-asian="12pt" style:font-name-complex="Noto Sans Devanagari" style:font-size-complex="12pt"/>
    </style:style>
    <style:style style:name="P5" style:family="paragraph">
      <loext:graphic-properties draw:fill="none" draw:fill-color="#ffffff"/>
      <style:text-properties fo:font-size="12pt" style:font-size-asian="12pt" style:font-size-complex="12pt"/>
    </style:style>
    <style:style style:name="P6" style:family="paragraph">
      <loext:graphic-properties draw:fill="solid" draw:fill-color="#81aca6" draw:opacity="100%" draw:opacity-name="Transparency_20_3"/>
      <style:paragraph-properties fo:text-align="center"/>
    </style:style>
    <style:style style:name="P7" style:family="paragraph">
      <loext:graphic-properties draw:fill="solid" draw:fill-color="#069a2e" draw:opacity="100%" draw:opacity-name="Transparency_20_3"/>
      <style:paragraph-properties fo:text-align="center"/>
    </style:style>
    <style:style style:name="P8" style:family="paragraph">
      <style:paragraph-properties fo:text-align="center"/>
    </style:style>
    <style:style style:name="P9" style:family="paragraph">
      <loext:graphic-properties draw:fill="solid" draw:fill-color="#bbe33d" draw:opacity="100%" draw:opacity-name="Transparency_20_3"/>
      <style:paragraph-properties fo:text-align="center"/>
      <style:text-properties fo:font-size="14pt" style:font-size-asian="14pt" style:font-size-complex="14pt"/>
    </style:style>
    <style:style style:name="T1" style:family="text">
      <style:text-properties fo:font-size="12pt" style:font-size-asian="12pt" style:font-size-complex="12pt"/>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0.952cm" svg:height="11.113cm" svg:x="2.27cm" svg:y="4.122cm">
          <text:p/>
          <draw:enhanced-geometry svg:viewBox="0 0 21600 21600" draw:type="rectangle" draw:enhanced-path="M 0 0 L 21600 0 21600 21600 0 21600 0 0 Z N"/>
        </draw:custom-shape>
        <draw:frame draw:style-name="gr2" draw:text-style-name="P2" draw:layer="layout" svg:width="2.54cm" svg:height="0.725cm" svg:x="1cm" svg:y="1.097cm">
          <draw:text-box>
            <text:p><text:span text:style-name="T1">Addresses</text:span></text:p>
          </draw:text-box>
        </draw:frame>
        <draw:line draw:style-name="gr3" draw:text-style-name="P3" draw:layer="layout" svg:x1="2.27cm" svg:y1="5.16cm" svg:x2="3.222cm" svg:y2="5.16cm">
          <text:p/>
        </draw:line>
        <draw:line draw:style-name="gr3" draw:text-style-name="P3" draw:layer="layout" svg:x1="2.27cm" svg:y1="6.16cm" svg:x2="3.222cm" svg:y2="6.16cm">
          <text:p/>
        </draw:line>
        <draw:line draw:style-name="gr3" draw:text-style-name="P3" draw:layer="layout" svg:x1="2.27cm" svg:y1="7.16cm" svg:x2="3.222cm" svg:y2="7.16cm">
          <text:p/>
        </draw:line>
        <draw:line draw:style-name="gr3" draw:text-style-name="P3" draw:layer="layout" svg:x1="2.27cm" svg:y1="14.06cm" svg:x2="3.222cm" svg:y2="14.06cm">
          <text:p/>
        </draw:line>
        <draw:custom-shape draw:style-name="gr1" draw:text-style-name="P1" draw:layer="layout" svg:width="0.952cm" svg:height="11.113cm" svg:x="4.87cm" svg:y="4.122cm">
          <text:p/>
          <draw:enhanced-geometry svg:viewBox="0 0 21600 21600" draw:type="rectangle" draw:enhanced-path="M 0 0 L 21600 0 21600 21600 0 21600 0 0 Z N"/>
        </draw:custom-shape>
        <draw:frame draw:style-name="gr4" draw:text-style-name="P2" draw:layer="layout" svg:width="2.58cm" svg:height="0.725cm" svg:x="3.5cm" svg:y="1.897cm">
          <draw:text-box>
            <text:p text:style-name="P4">Persons</text:p>
          </draw:text-box>
        </draw:frame>
        <draw:line draw:style-name="gr3" draw:text-style-name="P3" draw:layer="layout" svg:x1="4.87cm" svg:y1="5.16cm" svg:x2="5.822cm" svg:y2="5.16cm">
          <text:p/>
        </draw:line>
        <draw:line draw:style-name="gr3" draw:text-style-name="P3" draw:layer="layout" svg:x1="4.87cm" svg:y1="6.16cm" svg:x2="5.822cm" svg:y2="6.16cm">
          <text:p/>
        </draw:line>
        <draw:line draw:style-name="gr3" draw:text-style-name="P3" draw:layer="layout" svg:x1="4.87cm" svg:y1="7.16cm" svg:x2="5.822cm" svg:y2="7.16cm">
          <text:p/>
        </draw:line>
        <draw:line draw:style-name="gr3" draw:text-style-name="P3" draw:layer="layout" svg:x1="4.87cm" svg:y1="14.06cm" svg:x2="5.822cm" svg:y2="14.06cm">
          <text:p/>
        </draw:line>
        <draw:custom-shape draw:style-name="gr1" draw:text-style-name="P1" draw:layer="layout" svg:width="0.952cm" svg:height="11.113cm" svg:x="7.37cm" svg:y="4.122cm">
          <text:p/>
          <draw:enhanced-geometry svg:viewBox="0 0 21600 21600" draw:type="rectangle" draw:enhanced-path="M 0 0 L 21600 0 21600 21600 0 21600 0 0 Z N"/>
        </draw:custom-shape>
        <draw:frame draw:style-name="gr4" draw:text-style-name="P2" draw:layer="layout" svg:width="2.202cm" svg:height="0.725cm" svg:x="6.1cm" svg:y="1.397cm">
          <draw:text-box>
            <text:p text:style-name="P4">Students</text:p>
          </draw:text-box>
        </draw:frame>
        <draw:line draw:style-name="gr3" draw:text-style-name="P3" draw:layer="layout" svg:x1="7.37cm" svg:y1="5.16cm" svg:x2="8.322cm" svg:y2="5.16cm">
          <text:p/>
        </draw:line>
        <draw:line draw:style-name="gr3" draw:text-style-name="P3" draw:layer="layout" svg:x1="7.37cm" svg:y1="6.16cm" svg:x2="8.322cm" svg:y2="6.16cm">
          <text:p/>
        </draw:line>
        <draw:line draw:style-name="gr3" draw:text-style-name="P3" draw:layer="layout" svg:x1="7.37cm" svg:y1="7.16cm" svg:x2="8.322cm" svg:y2="7.16cm">
          <text:p/>
        </draw:line>
        <draw:line draw:style-name="gr3" draw:text-style-name="P3" draw:layer="layout" svg:x1="7.37cm" svg:y1="14.06cm" svg:x2="8.322cm" svg:y2="14.06cm">
          <text:p/>
        </draw:line>
        <draw:custom-shape draw:style-name="gr5" draw:text-style-name="P1" draw:layer="layout" svg:width="2.278cm" svg:height="2.54cm" svg:x="10.152cm" svg:y="3.17cm">
          <text:p/>
          <draw:enhanced-geometry svg:viewBox="0 0 21600 21600" draw:type="rectangle" draw:enhanced-path="M 0 0 L 21600 0 21600 21600 0 21600 0 0 Z N"/>
        </draw:custom-shape>
        <draw:frame draw:style-name="gr6" draw:text-style-name="P5" draw:layer="layout" svg:width="2.13cm" svg:height="0.725cm" svg:x="10.207cm" svg:y="2.445cm">
          <draw:text-box>
            <text:p><text:span text:style-name="T1">Adress</text:span></text:p>
          </draw:text-box>
        </draw:frame>
        <draw:frame draw:style-name="gr6" draw:text-style-name="P5" draw:layer="layout" svg:width="2.13cm" svg:height="0.725cm" svg:x="10.3cm" svg:y="3.183cm">
          <draw:text-box>
            <text:p><text:span text:style-name="T1">index</text:span></text:p>
          </draw:text-box>
        </draw:frame>
        <draw:frame draw:style-name="gr6" draw:text-style-name="P5" draw:layer="layout" svg:width="2.13cm" svg:height="0.725cm" svg:x="10.3cm" svg:y="3.784cm">
          <draw:text-box>
            <text:p><text:span text:style-name="T1">town</text:span></text:p>
          </draw:text-box>
        </draw:frame>
        <draw:frame draw:style-name="gr6" draw:text-style-name="P5" draw:layer="layout" svg:width="2.13cm" svg:height="0.725cm" svg:x="10.3cm" svg:y="4.384cm">
          <draw:text-box>
            <text:p><text:span text:style-name="T1">street</text:span></text:p>
          </draw:text-box>
        </draw:frame>
        <draw:frame draw:style-name="gr6" draw:text-style-name="P5" draw:layer="layout" svg:width="2.13cm" svg:height="0.725cm" svg:x="10.3cm" svg:y="4.985cm">
          <draw:text-box>
            <text:p><text:span text:style-name="T1">building</text:span></text:p>
          </draw:text-box>
        </draw:frame>
        <draw:custom-shape draw:style-name="gr5" draw:text-style-name="P1" draw:layer="layout" svg:width="2.278cm" svg:height="2.54cm" svg:x="10.152cm" svg:y="6.571cm">
          <text:p/>
          <draw:enhanced-geometry svg:viewBox="0 0 21600 21600" draw:type="rectangle" draw:enhanced-path="M 0 0 L 21600 0 21600 21600 0 21600 0 0 Z N"/>
        </draw:custom-shape>
        <draw:frame draw:style-name="gr6" draw:text-style-name="P5" draw:layer="layout" svg:width="2.13cm" svg:height="0.725cm" svg:x="10.3cm" svg:y="6.584cm">
          <draw:text-box>
            <text:p><text:span text:style-name="T1">index</text:span></text:p>
          </draw:text-box>
        </draw:frame>
        <draw:frame draw:style-name="gr6" draw:text-style-name="P5" draw:layer="layout" svg:width="2.13cm" svg:height="0.725cm" svg:x="10.3cm" svg:y="7.185cm">
          <draw:text-box>
            <text:p><text:span text:style-name="T1">town</text:span></text:p>
          </draw:text-box>
        </draw:frame>
        <draw:frame draw:style-name="gr6" draw:text-style-name="P5" draw:layer="layout" svg:width="2.13cm" svg:height="0.725cm" svg:x="10.3cm" svg:y="7.785cm">
          <draw:text-box>
            <text:p><text:span text:style-name="T1">street</text:span></text:p>
          </draw:text-box>
        </draw:frame>
        <draw:frame draw:style-name="gr6" draw:text-style-name="P5" draw:layer="layout" svg:width="2.13cm" svg:height="0.725cm" svg:x="10.3cm" svg:y="8.386cm">
          <draw:text-box>
            <text:p><text:span text:style-name="T1">building</text:span></text:p>
          </draw:text-box>
        </draw:frame>
        <draw:custom-shape draw:style-name="gr5" draw:text-style-name="P1" draw:layer="layout" svg:width="2.278cm" svg:height="2.54cm" svg:x="10.152cm" svg:y="12.772cm">
          <text:p/>
          <draw:enhanced-geometry svg:viewBox="0 0 21600 21600" draw:type="rectangle" draw:enhanced-path="M 0 0 L 21600 0 21600 21600 0 21600 0 0 Z N"/>
        </draw:custom-shape>
        <draw:frame draw:style-name="gr6" draw:text-style-name="P5" draw:layer="layout" svg:width="2.13cm" svg:height="0.725cm" svg:x="10.3cm" svg:y="12.785cm">
          <draw:text-box>
            <text:p><text:span text:style-name="T1">index</text:span></text:p>
          </draw:text-box>
        </draw:frame>
        <draw:frame draw:style-name="gr6" draw:text-style-name="P5" draw:layer="layout" svg:width="2.13cm" svg:height="0.725cm" svg:x="10.3cm" svg:y="13.386cm">
          <draw:text-box>
            <text:p><text:span text:style-name="T1">town</text:span></text:p>
          </draw:text-box>
        </draw:frame>
        <draw:frame draw:style-name="gr6" draw:text-style-name="P5" draw:layer="layout" svg:width="2.13cm" svg:height="0.725cm" svg:x="10.3cm" svg:y="13.986cm">
          <draw:text-box>
            <text:p><text:span text:style-name="T1">street</text:span></text:p>
          </draw:text-box>
        </draw:frame>
        <draw:frame draw:style-name="gr6" draw:text-style-name="P5" draw:layer="layout" svg:width="2.13cm" svg:height="0.725cm" svg:x="10.3cm" svg:y="14.587cm">
          <draw:text-box>
            <text:p><text:span text:style-name="T1">building</text:span></text:p>
          </draw:text-box>
        </draw:frame>
        <draw:path draw:style-name="gr7" draw:text-style-name="P3" draw:layer="layout" svg:width="7.111cm" svg:height="2.828cm" draw:transform="rotate (0.516442925665122) translate (2.56168659051072cm 4.17906474694559cm)" svg:viewBox="0 0 7112 2829" svg:d="M0 438c310 1 578-156 897-150 310 6 573-204 882-259 273-48 523 76 791-7 258-81 504 80 719 205 209 120 413 258 633 359 222 102 431 224 644 341 225 122 447 253 671 380 216 123 423 269 652 371 231 103 402 264 600 417 186 145 436 225 477 499l127 224 19 11">
          <text:p/>
        </draw:path>
        <draw:path draw:style-name="gr8" draw:text-style-name="P3" draw:layer="layout" svg:width="6.056cm" svg:height="5.994cm" draw:transform="rotate (0.709999939711293) translate (2.4206163224893cm 5.31654450610397cm)" svg:viewBox="0 0 6057 5995" svg:d="M0 470c203 48 409-11 606-58 250-59 517-41 762-115 198-59 388-147 584-205 227-67 465-24 697-64 224-39 463-44 681 29 197 66 377 171 572 256 178 77 306 244 475 344 172 102 261 274 399 407 140 134 232 305 357 456 119 145 220 305 344 447 130 148 227 318 335 481 100 150 247 289 245 488-1 220-11 443-54 660-38 191-109 379-212 545-92 149-177 301-289 437-118 144-183 324-238 501-63 199 3 426-103 618l-69 154-59 144">
          <text:p/>
        </draw:path>
        <draw:path draw:style-name="gr8" draw:text-style-name="P3" draw:layer="layout" svg:width="6.763cm" svg:height="4.489cm" draw:transform="rotate (-0.248534885483993) translate (3.64268443709308cm 11.1848907428078cm)" svg:viewBox="0 0 6764 4490" svg:d="M0 3657c320-26 620 133 938 131 362-3 699 137 1067 115 314-19 612 111 925 150 216 26 434 49 647 104 266 69 450 305 749 312 248 7 504 47 752-7 207-45 398-148 606-187 209-39 355-212 431-411 81-216 231-410 273-638 45-243 203-431 286-660 73-203 13-401 64-602 51-200 19-413-38-609-49-172-91-348-131-520-39-165-118-345-29-512l85-188 67-135">
          <text:p/>
        </draw:path>
        <draw:custom-shape draw:style-name="gr9" draw:text-style-name="P6" draw:layer="layout" svg:width="2.278cm" svg:height="2.54cm" svg:x="13.052cm" svg:y="3.171cm">
          <text:p/>
          <draw:enhanced-geometry svg:viewBox="0 0 21600 21600" draw:type="rectangle" draw:enhanced-path="M 0 0 L 21600 0 21600 21600 0 21600 0 0 Z N"/>
        </draw:custom-shape>
        <draw:frame draw:style-name="gr6" draw:text-style-name="P5" draw:layer="layout" svg:width="2.13cm" svg:height="0.725cm" svg:x="13.107cm" svg:y="2.446cm">
          <draw:text-box>
            <text:p><text:span text:style-name="T1">Person</text:span></text:p>
          </draw:text-box>
        </draw:frame>
        <draw:frame draw:style-name="gr6" draw:text-style-name="P5" draw:layer="layout" svg:width="2.13cm" svg:height="0.725cm" svg:x="13.2cm" svg:y="3.184cm">
          <draw:text-box>
            <text:p><text:span text:style-name="T1">id</text:span></text:p>
          </draw:text-box>
        </draw:frame>
        <draw:frame draw:style-name="gr6" draw:text-style-name="P5" draw:layer="layout" svg:width="2.13cm" svg:height="0.725cm" svg:x="13.2cm" svg:y="3.785cm">
          <draw:text-box>
            <text:p><text:span text:style-name="T1">name</text:span></text:p>
          </draw:text-box>
        </draw:frame>
        <draw:frame draw:style-name="gr6" draw:text-style-name="P5" draw:layer="layout" svg:width="2.13cm" svg:height="0.725cm" svg:x="13.2cm" svg:y="4.385cm">
          <draw:text-box>
            <text:p><text:span text:style-name="T1">address</text:span></text:p>
          </draw:text-box>
        </draw:frame>
        <draw:frame draw:style-name="gr6" draw:text-style-name="P5" draw:layer="layout" svg:width="2.13cm" svg:height="0.725cm" svg:x="13.2cm" svg:y="4.986cm">
          <draw:text-box>
            <text:p><text:span text:style-name="T1">birthDay</text:span></text:p>
          </draw:text-box>
        </draw:frame>
        <draw:custom-shape draw:style-name="gr9" draw:text-style-name="P6" draw:layer="layout" svg:width="2.278cm" svg:height="2.54cm" svg:x="13.052cm" svg:y="6.572cm">
          <text:p/>
          <draw:enhanced-geometry svg:viewBox="0 0 21600 21600" draw:type="rectangle" draw:enhanced-path="M 0 0 L 21600 0 21600 21600 0 21600 0 0 Z N"/>
        </draw:custom-shape>
        <draw:frame draw:style-name="gr6" draw:text-style-name="P5" draw:layer="layout" svg:width="2.13cm" svg:height="0.725cm" svg:x="13.2cm" svg:y="6.585cm">
          <draw:text-box>
            <text:p><text:span text:style-name="T1">id</text:span></text:p>
          </draw:text-box>
        </draw:frame>
        <draw:frame draw:style-name="gr6" draw:text-style-name="P5" draw:layer="layout" svg:width="2.13cm" svg:height="0.725cm" svg:x="13.2cm" svg:y="7.186cm">
          <draw:text-box>
            <text:p><text:span text:style-name="T1">name</text:span></text:p>
          </draw:text-box>
        </draw:frame>
        <draw:frame draw:style-name="gr6" draw:text-style-name="P5" draw:layer="layout" svg:width="2.13cm" svg:height="0.725cm" svg:x="13.2cm" svg:y="7.786cm">
          <draw:text-box>
            <text:p><text:span text:style-name="T1">address</text:span></text:p>
          </draw:text-box>
        </draw:frame>
        <draw:frame draw:style-name="gr6" draw:text-style-name="P5" draw:layer="layout" svg:width="2.13cm" svg:height="0.725cm" svg:x="13.2cm" svg:y="8.387cm">
          <draw:text-box>
            <text:p><text:span text:style-name="T1">birthDay</text:span></text:p>
          </draw:text-box>
        </draw:frame>
        <draw:custom-shape draw:style-name="gr9" draw:text-style-name="P6" draw:layer="layout" svg:width="2.278cm" svg:height="2.54cm" svg:x="13.052cm" svg:y="12.773cm">
          <text:p/>
          <draw:enhanced-geometry svg:viewBox="0 0 21600 21600" draw:type="rectangle" draw:enhanced-path="M 0 0 L 21600 0 21600 21600 0 21600 0 0 Z N"/>
        </draw:custom-shape>
        <draw:frame draw:style-name="gr6" draw:text-style-name="P5" draw:layer="layout" svg:width="2.13cm" svg:height="0.725cm" svg:x="13.2cm" svg:y="12.786cm">
          <draw:text-box>
            <text:p><text:span text:style-name="T1">id</text:span></text:p>
          </draw:text-box>
        </draw:frame>
        <draw:frame draw:style-name="gr6" draw:text-style-name="P5" draw:layer="layout" svg:width="2.13cm" svg:height="0.725cm" svg:x="13.2cm" svg:y="13.387cm">
          <draw:text-box>
            <text:p><text:span text:style-name="T1">name</text:span></text:p>
          </draw:text-box>
        </draw:frame>
        <draw:frame draw:style-name="gr6" draw:text-style-name="P5" draw:layer="layout" svg:width="2.13cm" svg:height="0.725cm" svg:x="13.2cm" svg:y="13.987cm">
          <draw:text-box>
            <text:p><text:span text:style-name="T1">address</text:span></text:p>
          </draw:text-box>
        </draw:frame>
        <draw:frame draw:style-name="gr6" draw:text-style-name="P5" draw:layer="layout" svg:width="2.13cm" svg:height="0.725cm" svg:x="13.2cm" svg:y="14.588cm">
          <draw:text-box>
            <text:p><text:span text:style-name="T1">birthDay</text:span></text:p>
          </draw:text-box>
        </draw:frame>
        <draw:path draw:style-name="gr10" draw:text-style-name="P3" draw:layer="layout" svg:width="4.485cm" svg:height="7.165cm" draw:transform="rotate (1.29643056838139) translate (5.27615740576443cm 4.63376284005132cm)" svg:viewBox="0 0 4486 7166" svg:d="M0 1c276-13 511 126 763 213 213 74 442 144 604 303 149 145 336 170 504 270 176 105 374 183 520 328 119 118 282 193 359 357 90 190 255 331 372 506 104 154 172 321 285 469 122 158 231 328 325 504 93 173 94 383 174 562 71 160 118 323 167 488 55 182 104 368 155 552 44 154 93 310 132 466 46 186 93 365 113 564 16 170 18 327 0 489-23 207-187 333-299 511-93 149-182 300-352 375l-130 82-129 82-49 44">
          <text:p/>
        </draw:path>
        <draw:path draw:style-name="gr10" draw:text-style-name="P3" draw:layer="layout" svg:width="7.863cm" svg:height="5.241cm" draw:transform="rotate (0.216246294322097) translate (4.68990713620249cm 3.22453400404472cm)" svg:viewBox="0 0 7864 5242" svg:d="M0 2601c220 21 411-117 566-251 152-132 309-262 438-416 116-139 257-282 296-461 40-182 194-300 351-360 183-72 297-258 468-349 184-99 381-158 555-269 186-119 367-192 571-266 185-68 341-168 545-152 167 14 308-97 483-74 180 25 367 13 543 59 198 52 400 37 595 101 162 54 335 69 497 139 138 60 286 106 438 127 175 24 339 93 514 127 147 29 282 104 411 182 152 91 281 222 368 382 85 156 163 321 207 497 40 160 5 319-30 474-36 167-73 334-110 502-32 149-62 298-98 446-39 161-106 316-135 482-26 144-71 285-95 431-23 144-48 292-52 440-4 150 33 300 21 456-17 230 204 256 289 394l39-37">
          <text:p/>
        </draw:path>
        <draw:path draw:style-name="gr10" draw:text-style-name="P3" draw:layer="layout" svg:width="7.156cm" svg:height="4.271cm" draw:transform="skewX (6.09251966088567E-017) rotate (-0.315031929984977) translate (6.66124217892539cm 10.7083624380051cm)" svg:viewBox="0 0 7157 4272" svg:d="M0 4232c207-53 411 5 623-34 241-44 490-27 735-23 181 4 358-2 544 9 227 14 436 21 668 60 158 27 318-5 484 13 166 17 331 19 498 8 269-18 537-96 809-78 179 11 343-39 516-76 213-46 421-46 629-112 204-66 425-84 629-158 206-75 418-136 624-219 163-66 305-210 322-384 17-166 88-303 74-488-14-181-19-341-57-507-36-159-110-317-76-470 40-183-47-312-62-474s-89-312-136-466c-45-147-160-264-183-420l-46-139-18-149 99-125">
          <text:p/>
        </draw:path>
        <draw:custom-shape draw:style-name="gr11" draw:text-style-name="P7" draw:layer="layout" svg:width="2.278cm" svg:height="3.175cm" svg:x="16.875cm" svg:y="3.17cm">
          <text:p/>
          <draw:enhanced-geometry svg:viewBox="0 0 21600 21600" draw:type="rectangle" draw:enhanced-path="M 0 0 L 21600 0 21600 21600 0 21600 0 0 Z N"/>
        </draw:custom-shape>
        <draw:frame draw:style-name="gr6" draw:text-style-name="P5" draw:layer="layout" svg:width="2.13cm" svg:height="0.725cm" svg:x="16.907cm" svg:y="2.449cm">
          <draw:text-box>
            <text:p><text:span text:style-name="T1">Student</text:span></text:p>
          </draw:text-box>
        </draw:frame>
        <draw:frame draw:style-name="gr6" draw:text-style-name="P5" draw:layer="layout" svg:width="2.13cm" svg:height="0.725cm" svg:x="17cm" svg:y="3.187cm">
          <draw:text-box>
            <text:p><text:span text:style-name="T1">id</text:span></text:p>
          </draw:text-box>
        </draw:frame>
        <draw:frame draw:style-name="gr6" draw:text-style-name="P5" draw:layer="layout" svg:width="2.13cm" svg:height="0.725cm" svg:x="17cm" svg:y="3.788cm">
          <draw:text-box>
            <text:p><text:span text:style-name="T1">person</text:span></text:p>
          </draw:text-box>
        </draw:frame>
        <draw:frame draw:style-name="gr6" draw:text-style-name="P5" draw:layer="layout" svg:width="2.13cm" svg:height="0.725cm" svg:x="17cm" svg:y="4.388cm">
          <draw:text-box>
            <text:p><text:span text:style-name="T1">group</text:span></text:p>
          </draw:text-box>
        </draw:frame>
        <draw:frame draw:style-name="gr6" draw:text-style-name="P5" draw:layer="layout" svg:width="2.13cm" svg:height="0.725cm" svg:x="17cm" svg:y="4.989cm">
          <draw:text-box>
            <text:p><text:span text:style-name="T1">mark</text:span></text:p>
          </draw:text-box>
        </draw:frame>
        <draw:frame draw:style-name="gr6" draw:text-style-name="P5" draw:layer="layout" svg:width="2.13cm" svg:height="0.725cm" svg:x="17cm" svg:y="5.59cm">
          <draw:text-box>
            <text:p><text:span text:style-name="T1">isStudnt</text:span></text:p>
          </draw:text-box>
        </draw:frame>
        <draw:custom-shape draw:style-name="gr11" draw:text-style-name="P7" draw:layer="layout" svg:width="2.278cm" svg:height="3.175cm" svg:x="16.875cm" svg:y="6.87cm">
          <text:p/>
          <draw:enhanced-geometry svg:viewBox="0 0 21600 21600" draw:type="rectangle" draw:enhanced-path="M 0 0 L 21600 0 21600 21600 0 21600 0 0 Z N"/>
        </draw:custom-shape>
        <draw:frame draw:style-name="gr6" draw:text-style-name="P5" draw:layer="layout" svg:width="2.13cm" svg:height="0.725cm" svg:x="17cm" svg:y="6.887cm">
          <draw:text-box>
            <text:p><text:span text:style-name="T1">id</text:span></text:p>
          </draw:text-box>
        </draw:frame>
        <draw:frame draw:style-name="gr6" draw:text-style-name="P5" draw:layer="layout" svg:width="2.13cm" svg:height="0.725cm" svg:x="17cm" svg:y="7.488cm">
          <draw:text-box>
            <text:p><text:span text:style-name="T1">person</text:span></text:p>
          </draw:text-box>
        </draw:frame>
        <draw:frame draw:style-name="gr6" draw:text-style-name="P5" draw:layer="layout" svg:width="2.13cm" svg:height="0.725cm" svg:x="17cm" svg:y="8.088cm">
          <draw:text-box>
            <text:p><text:span text:style-name="T1">group</text:span></text:p>
          </draw:text-box>
        </draw:frame>
        <draw:frame draw:style-name="gr6" draw:text-style-name="P5" draw:layer="layout" svg:width="2.13cm" svg:height="0.725cm" svg:x="17cm" svg:y="8.689cm">
          <draw:text-box>
            <text:p><text:span text:style-name="T1">mark</text:span></text:p>
          </draw:text-box>
        </draw:frame>
        <draw:frame draw:style-name="gr6" draw:text-style-name="P5" draw:layer="layout" svg:width="2.13cm" svg:height="0.725cm" svg:x="17cm" svg:y="9.29cm">
          <draw:text-box>
            <text:p><text:span text:style-name="T1">isStudnt</text:span></text:p>
          </draw:text-box>
        </draw:frame>
        <draw:custom-shape draw:style-name="gr11" draw:text-style-name="P7" draw:layer="layout" svg:width="2.278cm" svg:height="3.175cm" svg:x="16.875cm" svg:y="15.07cm">
          <text:p/>
          <draw:enhanced-geometry svg:viewBox="0 0 21600 21600" draw:type="rectangle" draw:enhanced-path="M 0 0 L 21600 0 21600 21600 0 21600 0 0 Z N"/>
        </draw:custom-shape>
        <draw:frame draw:style-name="gr6" draw:text-style-name="P5" draw:layer="layout" svg:width="2.13cm" svg:height="0.725cm" svg:x="17cm" svg:y="15.087cm">
          <draw:text-box>
            <text:p><text:span text:style-name="T1">id</text:span></text:p>
          </draw:text-box>
        </draw:frame>
        <draw:frame draw:style-name="gr6" draw:text-style-name="P5" draw:layer="layout" svg:width="2.13cm" svg:height="0.725cm" svg:x="17cm" svg:y="15.688cm">
          <draw:text-box>
            <text:p><text:span text:style-name="T1">person</text:span></text:p>
          </draw:text-box>
        </draw:frame>
        <draw:frame draw:style-name="gr6" draw:text-style-name="P5" draw:layer="layout" svg:width="2.13cm" svg:height="0.725cm" svg:x="17cm" svg:y="16.288cm">
          <draw:text-box>
            <text:p><text:span text:style-name="T1">group</text:span></text:p>
          </draw:text-box>
        </draw:frame>
        <draw:frame draw:style-name="gr6" draw:text-style-name="P5" draw:layer="layout" svg:width="2.13cm" svg:height="0.725cm" svg:x="17cm" svg:y="16.889cm">
          <draw:text-box>
            <text:p><text:span text:style-name="T1">mark</text:span></text:p>
          </draw:text-box>
        </draw:frame>
        <draw:frame draw:style-name="gr6" draw:text-style-name="P5" draw:layer="layout" svg:width="2.13cm" svg:height="0.725cm" svg:x="17cm" svg:y="17.49cm">
          <draw:text-box>
            <text:p><text:span text:style-name="T1">isStudnt</text:span></text:p>
          </draw:text-box>
        </draw:frame>
        <draw:path draw:style-name="gr12" draw:text-style-name="P3" draw:layer="layout" svg:width="1.848cm" svg:height="1.396cm" draw:transform="rotate (3.0152308157454) translate (17.0652723933989cm 4.16872743989617cm)" svg:viewBox="0 0 1849 1397" svg:d="M0 6c185-39 310 127 467 177 190 62 334 218 406 393 69 169 129 348 127 533-2 141 102 346 302 273 162-60 393-84 421-292l84-159 42-138">
          <text:p/>
        </draw:path>
        <draw:path draw:style-name="gr12" draw:text-style-name="P3" draw:layer="layout" svg:width="2.262cm" svg:height="0.379cm" draw:transform="rotate (2.43455977360689) translate (16.9807146226695cm 8.02326452553483cm)" svg:viewBox="0 0 2263 380" svg:d="M0 108c206-19 411 13 615-3 196-16 336 122 507 185 212 79 438 44 650 82 185 33 358-38 491-148l-39-160-16-64">
          <text:p/>
        </draw:path>
        <draw:path draw:style-name="gr12" draw:text-style-name="P3" draw:layer="layout" svg:width="3.056cm" svg:height="2.29cm" draw:transform="rotate (2.67454254575611) translate (17.0771487326335cm 16.089654355239cm)" svg:viewBox="0 0 3057 2291" svg:d="M0 6c199-13 416-16 592 97 161 103 352 167 474 320 103 130 237 234 310 387 83 172 176 341 259 512 68 143 149 281 250 400 117 136 236 283 396 361 181 87 399 91 567 208l131-66 78-73">
          <text:p/>
        </draw:path>
        <draw:custom-shape draw:style-name="gr13" draw:text-style-name="P9" draw:layer="layout" svg:width="1.973cm" svg:height="0.635cm" svg:x="21.252cm" svg:y="3.17cm">
          <text:p text:style-name="P8"><text:span text:style-name="T2">group</text:span></text:p>
          <draw:enhanced-geometry svg:viewBox="0 0 21600 21600" draw:type="rectangle" draw:enhanced-path="M 0 0 L 21600 0 21600 21600 0 21600 0 0 Z N"/>
        </draw:custom-shape>
        <draw:path draw:style-name="gr12" draw:text-style-name="P3" draw:layer="layout" svg:width="2.765cm" svg:height="1.764cm" svg:x="18.556cm" svg:y="3.018cm" svg:viewBox="0 0 2766 1765" svg:d="M0 1765c200-37 399-29 601-103 205-75 375-204 533-344 175-155 342-322 429-532 88-212 229-389 395-533 142-123 317-304 533-240l172 51 103 69">
          <text:p/>
        </draw:path>
        <draw:custom-shape draw:style-name="gr13" draw:text-style-name="P9" draw:layer="layout" svg:width="1.973cm" svg:height="0.635cm" svg:x="21.252cm" svg:y="4.07cm">
          <text:p text:style-name="P8"><text:span text:style-name="T2">group</text:span></text:p>
          <draw:enhanced-geometry svg:viewBox="0 0 21600 21600" draw:type="rectangle" draw:enhanced-path="M 0 0 L 21600 0 21600 21600 0 21600 0 0 Z N"/>
        </draw:custom-shape>
        <draw:custom-shape draw:style-name="gr13" draw:text-style-name="P9" draw:layer="layout" svg:width="1.973cm" svg:height="0.635cm" svg:x="21.252cm" svg:y="13.77cm">
          <text:p text:style-name="P8"><text:span text:style-name="T2">group</text:span></text:p>
          <draw:enhanced-geometry svg:viewBox="0 0 21600 21600" draw:type="rectangle" draw:enhanced-path="M 0 0 L 21600 0 21600 21600 0 21600 0 0 Z N"/>
        </draw:custom-shape>
        <draw:path draw:style-name="gr12" draw:text-style-name="P3" draw:layer="layout" svg:width="2.696cm" svg:height="4.466cm" svg:x="18.659cm" svg:y="4.01cm" svg:viewBox="0 0 2697 4467" svg:d="M0 4467c252-5 504 7 756-17 261-25 399-282 498-481 86-173 161-346 223-533 62-189 115-375 138-567 23-193-2-391 0-584 1-178-28-361 17-533 55-209 194-386 275-584 84-206 62-441 120-653 49-178-35-472 241-515l189 17 206 52 34 17">
          <text:p/>
        </draw:path>
        <draw:path draw:style-name="gr12" draw:text-style-name="P3" draw:layer="layout" svg:width="2.696cm" svg:height="3.063cm" svg:x="18.642cm" svg:y="13.63cm" svg:viewBox="0 0 2697 3064" svg:d="M0 3059c242 20 484-25 721-68 254-46 491-197 636-430 118-190 251-366 343-567 88-190 100-410 121-618 20-199 15-403 0-602-17-225 86-437 240-584 125-120 360-286 533-120l103 69">
          <text:p/>
        </draw:path>
        <draw:path draw:style-name="gr14" draw:text-style-name="P3" draw:layer="layout" svg:width="9.121cm" svg:height="8.673cm" draw:transform="skewX (-4.70809279744475E-017) rotate (-0.360410490536829) translate (9.43072291071899cm 0.370001018243423cm)" svg:viewBox="0 0 9122 8674" svg:d="M0 4624c254-36 554-8 731 184 150 163 321 275 463 450 136 167 301 318 379 517 77 197 188 370 282 556 88 174 194 336 286 516 101 196 236 337 315 543 93 240 215 470 353 693 146 234 373 398 608 541 250 152 390-96 652-26 224 60 463-29 694-59 221-28 442-78 665-85 301-10 602 0 883-94 219-75 403-18 608-138 168-98 364-139 553-190 212-57 358-235 559-321 198-85 303-292 427-473 138-199 350-353 417-597 63-227 244-419 247-663 2-208-65-405-67-617-2-186-43-373-98-551-55-180-141-353-200-530-60-182-147-351-232-519-96-192-219-370-321-557-99-183-175-382-298-550-120-165-162-343-264-506-107-171-158-369-228-556-63-167-127-333-172-505-54-209-23-430 57-628 84-205 293-275 477-344l148-93 10-22">
          <text:p/>
        </draw:path>
        <draw:path draw:style-name="gr14" draw:text-style-name="P3" draw:layer="layout" svg:width="8.435cm" svg:height="7.956cm" draw:transform="rotate (-0.948935514309317) translate (13.2771837180927cm 1.8226451000532cm)" svg:viewBox="0 0 8436 7957" svg:d="M0 6822c261-31 530-51 791 18 191 51 380 106 571 177 188 70 374 142 545 242 189 111 404 154 606 245 178 80 374 123 561 190 183 66 372 105 557 167 262 87 544 112 827 86 265-25 536-52 773-166 251-121 563-165 734-404 129-182 294-319 422-500 118-167 214-357 360-503 145-144 255-309 378-469 129-167 245-345 371-517 114-156 234-333 190-561-38-200 139-365 205-550 65-180 202-325 274-501 76-186 217-334 257-535 41-208-5-441-161-601-131-135-267-255-397-390-150-157-233-341-345-522-102-165-207-311-343-436-138-128-308-221-460-331-153-109-306-226-461-330-155-103-294-309-193-497l114-130 24-4">
          <text:p/>
        </draw:path>
        <draw:path draw:style-name="gr14" draw:text-style-name="P3" draw:layer="layout" svg:width="8.984cm" svg:height="3.154cm" draw:transform="rotate (-0.109955742875643) translate (8.00207662290994cm 14.0476171367789cm)" svg:viewBox="0 0 8985 3155" svg:d="M0 739c226 0 451 46 670 116 248 79 477 199 722 283 272 94 489 280 738 420 253 142 451 371 683 547 278 213 608 352 906 540 231 147 475 239 727 317 228 72 456 159 694 182 233 23 474 10 704-42 197-45 420-87 559-252 152-180 368-309 460-535 109-265 392-424 458-707 59-258 278-379 382-613 94-215 322-349 402-581 70-200 273-310 458-395l171-19 180 67 71 26">
          <text:p/>
        </draw:path>
        <draw:custom-shape draw:style-name="gr13" draw:text-style-name="P9" draw:layer="layout" svg:width="1.973cm" svg:height="0.635cm" svg:x="23.852cm" svg:y="3.17cm">
          <text:p text:style-name="P8"><text:span text:style-name="T2">name</text:span></text:p>
          <draw:enhanced-geometry svg:viewBox="0 0 21600 21600" draw:type="rectangle" draw:enhanced-path="M 0 0 L 21600 0 21600 21600 0 21600 0 0 Z N"/>
        </draw:custom-shape>
        <draw:custom-shape draw:style-name="gr13" draw:text-style-name="P9" draw:layer="layout" svg:width="1.973cm" svg:height="0.635cm" svg:x="23.852cm" svg:y="4.07cm">
          <text:p text:style-name="P8"><text:span text:style-name="T2">name</text:span></text:p>
          <draw:enhanced-geometry svg:viewBox="0 0 21600 21600" draw:type="rectangle" draw:enhanced-path="M 0 0 L 21600 0 21600 21600 0 21600 0 0 Z N"/>
        </draw:custom-shape>
        <draw:custom-shape draw:style-name="gr13" draw:text-style-name="P9" draw:layer="layout" svg:width="1.973cm" svg:height="0.635cm" svg:x="23.852cm" svg:y="13.77cm">
          <text:p text:style-name="P8"><text:span text:style-name="T2">name</text:span></text:p>
          <draw:enhanced-geometry svg:viewBox="0 0 21600 21600" draw:type="rectangle" draw:enhanced-path="M 0 0 L 21600 0 21600 21600 0 21600 0 0 Z N"/>
        </draw:custom-shape>
        <draw:path draw:style-name="gr15" draw:text-style-name="P3" draw:layer="layout" svg:width="9.303cm" svg:height="1.912cm" draw:transform="rotate (0.123394778115999) translate (14.4475323645386cm 2.39814687593048cm)" svg:viewBox="0 0 9304 1913" svg:d="M0 1694c231 36 451-109 587-274 159-192 344-349 545-487 217-148 356-344 580-481 196-120 378-275 626-303 199-23 394-85 599-82 204 3 406-86 613-63 202 22 403-18 604 23 206 43 417 54 626 112 197 55 408 54 612 93 235 46 480 45 716 89 259 49 531 38 782 115 216 66 433 67 642 131 213 66 431 113 631 218 221 115 398 290 560 501 145 188 289 363 474 510l107 117">
          <text:p/>
        </draw:path>
        <draw:path draw:style-name="gr15" draw:text-style-name="P3" draw:layer="layout" svg:width="7.255cm" svg:height="8.69cm" draw:transform="rotate (-0.463733982254893) translate (17.93400465588cm 1.14736940108781cm)" svg:viewBox="0 0 7256 8691" svg:d="M0 7139c225-37 463 31 639 161 226 167 502 171 714 353 165 142 377 202 553 338 220 172 511 191 761 331 228 127 506 144 753 237 293 111 587 118 891 131 235 10 470-34 699-100 217-63 438-120 654-192 217-72 317-284 530-361 293-107 197-476 368-684 181-219 109-527 185-784 69-234 80-477 122-715 39-219 34-436 39-653 5-244 95-474 122-714 29-248 133-476 200-715 66-235-9-460-53-683-39-196-23-400-31-600-9-206-125-391-161-591-39-212-21-433-55-646-29-182-148-336-230-500-85-170-265-333-178-545l32-207">
          <text:p/>
        </draw:path>
        <draw:path draw:style-name="gr15" draw:text-style-name="P3" draw:layer="layout" svg:width="9.105cm" svg:height="1.316cm" svg:x="14.81cm" svg:y="12.452cm" svg:viewBox="0 0 9106 1317" svg:d="M0 1317c248-1 491-60 739-69 196-7 388-67 584-86 227-22 458 4 687-17 205-19 397-107 602-138 275-41 532-109 773-223 249-118 503-80 756-189 205-88 433-113 653-155 227-43 460-42 687-85 241-45 473-78 721-138 270-65 552-70 825-120 249-45 502-80 756-86 182-5 371-30 550 17 200 53 445-7 567 241 90 183 102 377 154 567v206l18 172 34 68">
          <text:p/>
        </draw:path>
        <draw:path draw:style-name="gr16" draw:text-style-name="P3" draw:layer="layout" svg:width="1.567cm" svg:height="0.899cm" draw:transform="rotate (2.58099289784921) translate (13.2716355173449cm 4.7979166951349cm)" svg:viewBox="0 0 1568 900" svg:d="M0 18c215-38 451-20 635 107 157 109 336 183 478 310 137 122 245 278 337 438l118 27">
          <text:p/>
        </draw:path>
        <draw:path draw:style-name="gr16" draw:text-style-name="P3" draw:layer="layout" svg:width="1.415cm" svg:height="1.333cm" draw:transform="rotate (2.86548156592429) translate (13.3499143087152cm 8.18530242360708cm)" svg:viewBox="0 0 1416 1334" svg:d="M0 0c188 6 356-13 560 20 231 39 302 220 324 391 24 182 85 357 118 538 36 206 195 405 412 383l2-54">
          <text:p/>
        </draw:path>
        <draw:path draw:style-name="gr16" draw:text-style-name="P3" draw:layer="layout" svg:width="1.763cm" svg:height="0.74cm" draw:transform="rotate (2.35287836461356) translate (13.2065394220302cm 14.3584244816129cm)" svg:viewBox="0 0 1764 741" svg:d="M0 8c260-28 518 24 766 83 207 49 294 255 475 350 175 92 253 421 523 253l-62-157">
          <text:p/>
        </draw:path>
        <draw:custom-shape draw:style-name="gr13" draw:text-style-name="P9" draw:layer="layout" svg:width="1.973cm" svg:height="0.635cm" svg:x="26.352cm" svg:y="3.17cm">
          <text:p text:style-name="P8"><text:span text:style-name="T2">town</text:span></text:p>
          <draw:enhanced-geometry svg:viewBox="0 0 21600 21600" draw:type="rectangle" draw:enhanced-path="M 0 0 L 21600 0 21600 21600 0 21600 0 0 Z N"/>
        </draw:custom-shape>
        <draw:custom-shape draw:style-name="gr13" draw:text-style-name="P9" draw:layer="layout" svg:width="1.973cm" svg:height="0.635cm" svg:x="26.352cm" svg:y="4.07cm">
          <text:p text:style-name="P8"><text:span text:style-name="T2">town</text:span></text:p>
          <draw:enhanced-geometry svg:viewBox="0 0 21600 21600" draw:type="rectangle" draw:enhanced-path="M 0 0 L 21600 0 21600 21600 0 21600 0 0 Z N"/>
        </draw:custom-shape>
        <draw:custom-shape draw:style-name="gr13" draw:text-style-name="P9" draw:layer="layout" svg:width="1.973cm" svg:height="0.635cm" svg:x="26.352cm" svg:y="13.77cm">
          <text:p text:style-name="P8"><text:span text:style-name="T2">town</text:span></text:p>
          <draw:enhanced-geometry svg:viewBox="0 0 21600 21600" draw:type="rectangle" draw:enhanced-path="M 0 0 L 21600 0 21600 21600 0 21600 0 0 Z N"/>
        </draw:custom-shape>
        <draw:path draw:style-name="gr17" draw:text-style-name="P3" draw:layer="layout" svg:width="9.938cm" svg:height="11.56cm" draw:transform="rotate (0.926071701108191) translate (11.3677559608239cm 4.01309386865393cm)" svg:viewBox="0 0 9939 11561" svg:d="M0 309c219 86 418-49 625-83 203-33 380-154 581-200 249-58 498-8 742 44 227 48 453 77 660 192 230 128 475 242 677 414 146 124 307 238 437 380 152 165 297 334 416 526 113 180 276 322 410 488 147 183 314 352 479 522 153 157 321 301 474 459 143 147 281 303 399 474 116 169 247 329 371 494 134 178 262 363 403 536 154 188 238 422 380 618 158 218 291 453 444 677 136 199 265 401 406 596 168 233 271 511 461 728 122 140 159 321 279 458 154 175 255 381 358 590 98 198 251 359 286 581 31 195 167 323 221 522 58 213 91 426 155 635 58 192 138 379 176 577 36 191 209 422-10 588l-58 236-64 200">
          <text:p/>
        </draw:path>
        <draw:path draw:style-name="gr18" draw:text-style-name="P3" draw:layer="layout" svg:width="8.362cm" svg:height="13.869cm" draw:transform="skewX (6.42303072544464E-017) rotate (-0.984365698124802) translate (23.3180034078406cm -0.124139518729124cm)" svg:viewBox="0 0 8363 13870" svg:d="M0 13866c241 33 470-136 705-68 216 62 429 31 644 56 220 26 446-45 667-10 246 38 480-8 681-125 238-139 431-61 634-302 154-183 211-372 394-501 569-401-507 72 133-138 311-102 647-212 967-121 296 84 303-188 419-320 144-165 284-326 453-463 167-135 290-304 442-448 194-184 348-400 495-621 133-198 253-409 399-600 135-176 203-382 332-563 109-154 211-312 286-491 69-167 135-337 209-501 109-244 226-485 322-735 80-209 127-421 166-653 49-286-38-536-16-815 22-272-153-498-248-742-78-201-136-412-244-596-139-236-139-496-202-752-63-261-178-480-292-710-96-195-101-431-244-595-177-202-194-475-359-671-165-198-64-469-219-662-124-156-203-330-311-495-106-163-197-334-320-482-129-155-298-283-358-485l-10-233-5-24">
          <text:p/>
        </draw:path>
        <draw:path draw:style-name="gr19" draw:text-style-name="P3" draw:layer="layout" svg:width="10.424cm" svg:height="10.944cm" draw:transform="rotate (-0.78173297196826) translate (19.0085332777877cm 6.40644489991237cm)" svg:viewBox="0 0 10425 10945" svg:d="M0 10422c283 46 564-22 850 27 250 44 502 86 753 125 243 37 470 138 704 221 213 75 419 191 668 136 207-46 411-140 511-314 118-206 88-463 160-692 73-232 59-483 52-729-7-245 47-493 124-728 69-211 47-442 100-656 61-245 8-504 88-740 64-193 149-386 281-546 125-152 154-354 269-509 131-177 247-365 391-534 163-190 306-408 500-569 170-141 180-358 172-582-12-289 329-465 585-581 170-77 228-280 294-461 67-184 230-312 354-472 136-177 270-336 439-485 176-154 181-421 269-630 87-206 172-403 306-594 128-182 260-358 415-509 131-128 245-279 402-376 201-123 453-89 681-69 219 19 460 125 668-10l207-60 158-85h24">
          <text:p/>
        </draw:path>
        <draw:custom-shape draw:style-name="gr13" draw:text-style-name="P9" draw:layer="layout" svg:width="1.973cm" svg:height="0.635cm" svg:x="26.352cm" svg:y="6.37cm">
          <text:p text:style-name="P8"><text:span text:style-name="T2">street</text:span></text:p>
          <draw:enhanced-geometry svg:viewBox="0 0 21600 21600" draw:type="rectangle" draw:enhanced-path="M 0 0 L 21600 0 21600 21600 0 21600 0 0 Z N"/>
        </draw:custom-shape>
        <draw:custom-shape draw:style-name="gr13" draw:text-style-name="P9" draw:layer="layout" svg:width="1.973cm" svg:height="0.635cm" svg:x="26.352cm" svg:y="7.67cm">
          <text:p text:style-name="P8"><text:span text:style-name="T2">street</text:span></text:p>
          <draw:enhanced-geometry svg:viewBox="0 0 21600 21600" draw:type="rectangle" draw:enhanced-path="M 0 0 L 21600 0 21600 21600 0 21600 0 0 Z N"/>
        </draw:custom-shape>
        <draw:custom-shape draw:style-name="gr13" draw:text-style-name="P9" draw:layer="layout" svg:width="1.973cm" svg:height="0.635cm" svg:x="26.352cm" svg:y="15.47cm">
          <text:p text:style-name="P8"><text:span text:style-name="T2">street</text:span></text:p>
          <draw:enhanced-geometry svg:viewBox="0 0 21600 21600" draw:type="rectangle" draw:enhanced-path="M 0 0 L 21600 0 21600 21600 0 21600 0 0 Z N"/>
        </draw:custom-shape>
        <draw:path draw:style-name="gr20" draw:text-style-name="P3" draw:layer="layout" svg:width="10.537cm" svg:height="11.233cm" draw:transform="skewX (-1.25880419236445E-016) rotate (0.65886179262786) translate (11.2325938122429cm 3.98410707382747cm)" svg:viewBox="0 0 10538 11234" svg:d="M0 989c228 3 470-13 669-134 167-102 346-178 516-274 169-96 375-121 533-240 166-124 330-265 534-325 211-62 393 73 590 109 190 35 319 192 508 242 197 51 386 149 538 286 161 144 359 179 539 287 153 92 310 178 463 271 162 99 315 218 490 294 176 76 306 214 480 306 159 84 313 165 454 285 149 127 285 267 430 399 147 134 217 316 329 472 138 193-2 427 55 630 71 250-75 427-75 659 0 244-121 470-142 716-21 245-100 489-113 736-13 241-25 480-57 718-35 264 69 501 178 724 87 178 227 324 344 483 120 164 256 319 401 463 173 174 355 343 553 493 159 121 309 256 465 382 165 134 324 271 491 403 140 110 249 257 380 380 145 136 285 267 420 412 129 139 226 302 351 445 144 166 199 381 196 588l18 35">
          <text:p/>
        </draw:path>
        <draw:path draw:style-name="gr20" draw:text-style-name="P3" draw:layer="layout" svg:width="12.516cm" svg:height="8.885cm" draw:transform="rotate (-0.506494548928754) translate (15.3926017504138cm 1.63187111514175cm)" svg:viewBox="0 0 12517 8886" svg:d="M0 7435c181-32 406 11 509 209 91 173 308 237 432 389 151 183 368 318 608 350 245 34 475 135 722 169 273 38 532 142 801 204 234 54 475 75 713 116 245 42 485-25 729-32 227-6 441-103 662-151 209-46 404-152 614-202 234-56 426-178 627-290 206-114 458-158 624-326 169-172 397-235 576-378 195-156 394-282 612-419 205-128 445-157 674-236 227-79 410-257 632-351 234-99 443-229 686-321 171-65 317-173 456-312 171-173 420-265 572-455 156-196 352-322 461-551 108-227 172-464 216-709 37-208-91-416-74-627 19-228 72-460 33-685-40-231 55-426 34-648-23-233 69-462 47-694-21-225 19-449 17-677-3-208 51-404 192-540l117-143 151-84 74-41">
          <text:p/>
        </draw:path>
        <draw:path draw:style-name="gr21" draw:text-style-name="P3" draw:layer="layout" svg:width="11.042cm" svg:height="10.67cm" draw:transform="rotate (-0.785398163397448) translate (18.4955cm 7.6435cm)" svg:viewBox="0 0 11043 10671" svg:d="M0 9513c223 69 440-65 668 36 177 78 370 131 523 255 169 138 377 223 582 291 239 80 466 195 718 232 258 37 487 175 740 231 298 66 618 0 912 84 334 95 604-73 923-48 281 22 539-120 814-158 323-44 635-151 948-243 250-74 463-226 705-316 240-90 453-239 667-376 233-149 422-357 620-548 199-192 365-419 510-656 109-178 237-349 304-546 95-275 191-567 182-863-10-313 59-622 61-935 2-375 39-739 85-1106 33-269 19-544 61-814 43-273 131-539 134-814 3-335-33-683 61-1008 79-274 59-559 84-838 17-196 78-388 170-559 88-164 216-303 316-462l146-121 86-182 23-49">
          <text:p/>
        </draw:path>
        <draw:path draw:style-name="gr22" draw:text-style-name="P3" draw:layer="layout" svg:width="2.416cm" svg:height="0.934cm" draw:transform="rotate (-1.44827421330489) translate (1.95560760267521cm 1.70714483272486cm)" svg:viewBox="0 0 2417 935" svg:d="M0 932c187 9 379 5 561-53 207-67 406-160 602-255 192-92 350-253 573-293 225-39 350-295 592-308l89-23">
          <text:p/>
        </draw:path>
        <draw:path draw:style-name="gr23" draw:text-style-name="P3" draw:layer="layout" svg:width="2.025cm" svg:height="0.199cm" draw:transform="rotate (-0.911934534167037) translate (3.69810220704739cm 2.50658419184954cm)" svg:viewBox="0 0 2026 200" svg:d="M0 200c229-36 458-22 691-52 283-35 554-120 840-131l231-17 210 10 54 43">
          <text:p/>
        </draw:path>
        <draw:path draw:style-name="gr22" draw:text-style-name="P3" draw:layer="layout" svg:width="1.824cm" svg:height="1.077cm" draw:transform="rotate (-0.675442420521806) translate (6.77590915142209cm 2.12362417334353cm)" svg:viewBox="0 0 1825 1078" svg:d="M0 9c234-11 478-26 703 54 197 70 363 203 539 316 158 103 245 273 371 408l105 158 107 133">
          <text:p/>
        </draw:path>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Source Han Sans CN" svg:font-family="'Source Han Sans CN'"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3" draw:display-name="Transparency 3" draw:style="ellipsoid" draw:cx="50%" draw:cy="50%" draw:start="100%" draw:end="0%" draw:angle="0deg" draw:border="0%">
      <loext:opacity-stop svg:offset="0" svg:stop-opacity="1"/>
      <loext:opacity-stop svg:offset="1" svg:stop-opacity="0"/>
    </draw:opacity>
    <draw:marker draw:name="Arrow" svg:viewBox="0 0 20 30" svg:d="M10 0l-10 30h20z"/>
    <draw:marker draw:name="Arrowheads_20_1" draw:display-name="Arrowheads 1" svg:viewBox="0 7 20 13" svg:d="M0 20l10-13 10 13z"/>
    <draw:marker draw:name="Arrowheads_20_2" draw:display-name="Arrowheads 2" svg:viewBox="0 826 1131 754" svg:d="M566 826l-566 754 114-85 136-68 148-46 161-17 161 13 153 46 140 68 118 89z"/>
    <draw:stroke-dash draw:name="Dash" draw:style="rect" draw:dots1="1" draw:dots1-length="300%" draw:distance="100%"/>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style:font-family-asian="'Source Han Sans CN'"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1T22:59:35.656986502</meta:creation-date>
    <meta:generator>LibreOffice/7.6.3.2$Linux_X86_64 LibreOffice_project/60$Build-2</meta:generator>
    <dc:date>2023-12-01T23:47:52.604166169</dc:date>
    <meta:editing-duration>PT47M3S</meta:editing-duration>
    <meta:editing-cycles>26</meta:editing-cycles>
    <meta:document-statistic meta:object-count="111"/>
  </office:meta>
</office:document-meta>
</file>